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9999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99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27cm" svg:height="1.27cm" svg:x="4.76cm" svg:y="2.57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2" draw:text-style-name="P4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3" draw:text-style-name="P1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3" xml:id="id4" draw:id="id4" draw:layer="layout" svg:width="1.27cm" svg:height="1.27cm" svg:x="4.783cm" svg:y="0.23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3" draw:text-style-name="P1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5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5" draw:text-style-name="P6" xml:id="id6" draw:id="id6" draw:layer="layout" svg:width="1.27cm" svg:height="1.27cm" svg:x="2.564cm" svg:y="7.093cm">
          <text:p text:style-name="P1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2" draw:text-style-name="P4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2" draw:text-style-name="P4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3" draw:text-style-name="P1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5" draw:text-style-name="P6" xml:id="id8" draw:id="id8" draw:layer="layout" svg:width="1.27cm" svg:height="1.27cm" svg:x="0.619cm" svg:y="0.23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783cm" svg:y1="0.873cm" svg:x2="1.889cm" svg:y2="0.873cm" draw:start-shape="id4" draw:start-glue-point="6" draw:end-shape="id8" svg:d="M4783 873h-2894" svg:viewBox="0 0 2895 1">
          <text:p/>
        </draw:connector>
        <draw:frame draw:style-name="gr3" draw:text-style-name="P1" draw:layer="layout" svg:width="0.843cm" svg:height="1.011cm" svg:x="6.207cm" svg:y="0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2.01cm" svg:height="1.071cm" svg:x="6.08cm" svg:y="2.652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3.185cm" svg:height="1.071cm" svg:x="5.817cm" svg:y="5.67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3.096cm" svg:height="1.071cm" svg:x="-0.064cm" svg:y="3.54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11-09T09:09:58.227054608</dc:date>
    <dc:creator>Ben </dc:creator>
    <meta:editing-duration>PT1H22M13S</meta:editing-duration>
    <meta:editing-cycles>18</meta:editing-cycles>
    <meta:generator>LibreOffice/5.0.3.2$Linux_X86_64 LibreOffice_project/00m0$Build-2</meta:generator>
    <meta:document-statistic meta:object-count="25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10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h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u} over {%delta h})^T ({d hat y} over du)^T dL over {d hat y}

 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

<file path=Object 7/content.xml><?xml version="1.0" encoding="utf-8"?>
<math xmlns="http://www.w3.org/1998/Math/MathML" display="block">
  <semantics>
    <mfrac>
      <mi mathvariant="italic">dL</mi>
      <mrow>
        <mi>d</mi>
        <mover accent="true">
          <mi>y</mi>
          <mo stretchy="false">^</mo>
        </mover>
      </mrow>
    </mfrac>
    <annotation encoding="StarMath 5.0">dL over {d hat y}

 </annotation>
  </semantics>
</math>
</file>

<file path=Object 8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d hat y} over du)^T dL over {d hat y}
 </annotation>
  </semantics>
</math>
</file>

<file path=Object 9/content.xml><?xml version="1.0" encoding="utf-8"?>
<math xmlns="http://www.w3.org/1998/Math/MathML" display="block">
  <semantics>
    <mrow>
      <msup>
        <mrow>
          <mo fence="true" stretchy="false">(</mo>
          <mrow>
            <mfrac>
              <mrow>
                <mi mathvariant="normal">δ</mi>
                <mi>u</mi>
              </mrow>
              <mrow>
                <mi mathvariant="normal">δ</mi>
                <mi>w</mi>
              </mrow>
            </mfrac>
          </mrow>
          <mo fence="true" stretchy="false">)</mo>
        </mrow>
        <mi>T</mi>
      </msup>
      <msup>
        <mrow>
          <mo fence="true" stretchy="false">(</mo>
          <mrow>
            <mfrac>
              <mrow>
                <mi>d</mi>
                <mover accent="true">
                  <mi>y</mi>
                  <mo stretchy="false">^</mo>
                </mover>
              </mrow>
              <mi mathvariant="italic">du</mi>
            </mfrac>
          </mrow>
          <mo fence="true" stretchy="false">)</mo>
        </mrow>
        <mi>T</mi>
      </msup>
      <mfrac>
        <mi mathvariant="italic">dL</mi>
        <mrow>
          <mi>d</mi>
          <mover accent="true">
            <mi>y</mi>
            <mo stretchy="false">^</mo>
          </mover>
        </mrow>
      </mfrac>
    </mrow>
    <annotation encoding="StarMath 5.0">({%delta u} over {%delta w})^T ({d hat y} over du)^T dL over {d hat y}

 </annotation>
  </semantics>
</math>
</file>